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106cm" fo:text-align="center" style:justify-single-word="false" fo:keep-with-next="always"/>
      <style:text-properties fo:font-size="14pt" fo:language="en" fo:country="US" fo:font-weight="bold" style:letter-kerning="tru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language="en" fo:country="GB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5" style:family="paragraph" style:parent-style-name="heading_20_2">
      <style:paragraph-properties fo:margin-top="0.423cm" fo:margin-bottom="0.106cm" fo:keep-with-next="always"/>
      <style:text-properties fo:font-size="13pt" fo:language="en" fo:country="U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text-properties fo:font-size="10pt" fo:language="en" fo:country="US" style:font-size-asian="10pt" style:font-size-complex="10pt"/>
    </style:style>
    <style:style style:name="P7" style:family="paragraph" style:parent-style-name="Standard">
      <style:paragraph-properties fo:margin-left="1.27cm" fo:margin-right="0cm" fo:text-indent="-0.635cm" style:auto-text-indent="fals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1.27cm" fo:margin-right="0cm" fo:text-indent="-0.635cm" style:auto-text-indent="false">
        <style:tab-stops/>
      </style:paragraph-properties>
    </style:style>
    <style:style style:name="P9" style:family="paragraph" style:parent-style-name="Standard">
      <style:paragraph-properties fo:margin-left="4.995cm" fo:margin-right="0cm" fo:text-indent="-4.995cm" style:auto-text-indent="false">
        <style:tab-stops/>
      </style:paragraph-properties>
    </style:style>
    <style:style style:name="P10" style:family="paragraph" style:parent-style-name="Standard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" style:family="text">
      <style:text-properties style:font-name="Times New Roman" fo:font-size="10pt" fo:language="en" fo:country="GB" style:font-name-asian="Times New Roman" style:font-size-asian="10pt" style:font-name-complex="Times New Roman" style:font-size-complex="10pt"/>
    </style:style>
    <style:style style:name="T2" style:family="text">
      <style:text-properties fo:font-size="10pt" fo:language="en" fo:country="GB" style:font-size-asian="10pt" style:font-size-complex="10pt"/>
    </style:style>
    <style:style style:name="T3" style:family="text">
      <style:text-properties style:font-name="Symbol" fo:font-size="10pt" fo:language="en" fo:country="GB" style:font-name-asian="Symbol" style:font-size-asian="10pt" style:font-name-complex="Symbol" style:font-size-complex="10pt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style:font-name="Symbol" fo:font-size="10pt" fo:language="en" fo:country="US" style:font-name-asian="Symbol" style:font-size-asian="10pt" style:font-name-complex="Symbol" style:font-size-complex="10pt"/>
    </style:style>
    <style:style style:name="T6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10" style:family="text">
      <style:text-properties fo:font-size="8pt" fo:language="en" fo:country="GB" fo:font-style="italic" style:font-size-asian="8pt" style:font-style-asian="italic" style:font-size-complex="8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name $family_name</text:p>
      <text:p text:style-name="P2">$age years, $country nationality</text:p>
      <text:p text:style-name="P2"><text:tab/><text:tab/><text:tab/><text:tab/><text:tab/><text:tab/><text:tab/><text:tab/><text:tab/>+ Photo +</text:p>
      <text:p text:style-name="P2">$address_line_1</text:p>
      <text:p text:style-name="P2">$address_line_2</text:p>
      <text:p text:style-name="P3"><text:span text:style-name="T1"><text:tab/><text:tab/><text:tab/><text:tab/><text:tab/><text:tab/><text:tab/><text:tab/><text:tab/>+</text:span><text:span text:style-name="T2"> Photo +</text:span></text:p>
      <text:p text:style-name="P2">$phone_number</text:p>
      <text:p text:style-name="P4">$email_address</text:p>
      <text:p text:style-name="P4">$blog_url</text:p>
      <text:p text:style-name="P5">Current Position</text:p>
      <text:p text:style-name="P6">$current_position</text:p>
      <text:p text:style-name="P5">Summary of Qualifications</text:p>
      <text:p text:style-name="P7"><text:span text:style-name="T3"><text:tab/></text:span><text:span text:style-name="T4">$topic_1</text:span><text:span text:style-name="T1"><text:line-break/></text:span><text:span text:style-name="T2">$details_1</text:span></text:p>
      <text:p text:style-name="P8"><text:span text:style-name="T3"><text:tab/></text:span><text:span text:style-name="T4">...</text:span><text:span text:style-name="T1"><text:line-break/></text:span><text:span text:style-name="T2">...</text:span></text:p>
      <text:p text:style-name="P7"><text:span text:style-name="T5"><text:tab/></text:span><text:span text:style-name="T6">$topic_n</text:span><text:span text:style-name="T7"><text:line-break/></text:span><text:span text:style-name="T8">$details_n</text:span></text:p>
      <text:p text:style-name="P5">Education</text:p>
      <text:p text:style-name="P9"><text:span text:style-name="T8">$begin_1 - $end_1<text:tab/></text:span><text:span text:style-name="T6">$diploma_1</text:span></text:p>
      <text:p text:style-name="P9"><text:span text:style-name="T9"><text:tab/></text:span><text:span text:style-name="T8">$institution_1</text:span></text:p>
      <text:p text:style-name="P9"><text:span text:style-name="T1"><text:tab/></text:span><text:span text:style-name="T10">($url_1)</text:span></text:p>
      <text:p text:style-name="P9"><text:span text:style-name="T8">... - ...<text:tab/></text:span><text:span text:style-name="T6">...</text:span></text:p>
      <text:p text:style-name="P9"><text:span text:style-name="T9"><text:tab/></text:span><text:span text:style-name="T8">...</text:span></text:p>
      <text:p text:style-name="P9"><text:span text:style-name="T1"><text:tab/></text:span><text:span text:style-name="T10">(...)</text:span></text:p>
      <text:p text:style-name="P9"><text:span text:style-name="T8">$begin_n - $end_n<text:tab/></text:span><text:span text:style-name="T6">$diploma_n</text:span></text:p>
      <text:p text:style-name="P9"><text:span text:style-name="T9"><text:tab/></text:span><text:span text:style-name="T8">$institution_n</text:span></text:p>
      <text:p text:style-name="P9"><text:span text:style-name="T1"><text:tab/></text:span><text:span text:style-name="T10">($url_n)</text:span></text:p>
      <text:p text:style-name="P5">Professional Experience</text:p>
      <text:p text:style-name="P9"><text:span text:style-name="T8">$begin_1 - $end_1<text:tab/></text:span><text:span text:style-name="T6">$job_1</text:span></text:p>
      <text:p text:style-name="P9"><text:span text:style-name="T7"><text:tab/></text:span><text:span text:style-name="T8">$employer_1</text:span></text:p>
      <text:p text:style-name="P9"><text:span text:style-name="T9"><text:tab/></text:span><text:span text:style-name="T8">Projects: $project_details_1</text:span></text:p>
      <text:p text:style-name="P9"><text:span text:style-name="T8">... - ...<text:tab/></text:span><text:span text:style-name="T6">...</text:span></text:p>
      <text:p text:style-name="P9"><text:span text:style-name="T7"><text:tab/></text:span><text:span text:style-name="T8">...</text:span></text:p>
      <text:p text:style-name="P9"><text:span text:style-name="T9"><text:tab/></text:span><text:span text:style-name="T8">Projects: ...</text:span></text:p>
      <text:p text:style-name="P9"><text:span text:style-name="T8">$begin_n - $end_n<text:tab/></text:span><text:span text:style-name="T6">$job_n</text:span></text:p>
      <text:p text:style-name="P9"><text:span text:style-name="T7"><text:tab/></text:span><text:span text:style-name="T8">$employer_n</text:span></text:p>
      <text:p text:style-name="P9"><text:span text:style-name="T9"><text:tab/></text:span><text:span text:style-name="T8">Projects: $project_details_n</text:span></text:p>
      <text:p text:style-name="P5">Special Skills</text:p>
      <text:p text:style-name="P9"><text:span text:style-name="T8">$begin_1 - $end_1<text:tab/></text:span><text:span text:style-name="T6">$experience_1</text:span></text:p>
      <text:p text:style-name="P9"><text:span text:style-name="T8">... - ...<text:tab/></text:span><text:span text:style-name="T6">...</text:span></text:p>
      <text:p text:style-name="P9"><text:span text:style-name="T8">$begin_n - $end_n<text:tab/></text:span><text:span text:style-name="T6">$experience_n</text:span></text:p>
      <text:p text:style-name="P5">Languages and Social Skills</text:p>
      <text:p text:style-name="Standard"><text:span text:style-name="T8">$language_1:</text:span><text:span text:style-name="T9"><text:tab/><text:tab/><text:tab/></text:span><text:span text:style-name="T8">$estimation_1</text:span></text:p>
      <text:p text:style-name="Standard"><text:span text:style-name="T8">...:<text:tab/></text:span><text:span text:style-name="T9"><text:tab/><text:tab/><text:tab/></text:span><text:span text:style-name="T8">...</text:span></text:p>
      <text:p text:style-name="Standard"><text:span text:style-name="T8">$language_n:</text:span><text:span text:style-name="T9"><text:tab/><text:tab/><text:tab/></text:span><text:span text:style-name="T8">$estimation_n</text:span></text:p>
      <text:p text:style-name="P10"/>
      <text:p text:style-name="P6">$begin_1 – $end_1<text:tab/><text:tab/>$social_skill_1</text:p>
      <text:p text:style-name="P6">... – ...<text:tab/><text:tab/><text:tab/><text:tab/>...</text:p>
      <text:p text:style-name="P6">$begin_n – $end_1<text:tab/><text:tab/>$social_skill_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Verdana" fo:font-size="12pt" fo:language="de" fo:country="DE" style:font-name-asian="Verdana" style:font-size-asian="12pt" style:language-asian="de" style:country-asian="DE" style:font-name-complex="Verdan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next-style-name="Standard"/>
    <style:style style:name="heading_20_2" style:display-name="heading 2" style:family="paragraph" style:next-style-name="Standard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.499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2-05T13:04:04</meta:creation-date>
    <dc:creator>Thomas Steiner</dc:creator>
    <dc:date>2006-02-05T13:07:41</dc:date>
    <dc:language>de-DE</dc:language>
    <meta:editing-cycles>2</meta:editing-cycles>
    <meta:editing-duration>PT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6" meta:word-count="124" meta:character-count="848"/>
  </office:meta>
</office:document-meta>
</file>